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1477a3" officeooo:paragraph-rsid="0016144e"/>
    </style:style>
    <style:style style:name="P2" style:family="paragraph" style:parent-style-name="Standard">
      <style:text-properties fo:language="fr" fo:country="FR" officeooo:rsid="00172a46" officeooo:paragraph-rsid="00166f0a"/>
    </style:style>
    <style:style style:name="P3" style:family="paragraph" style:parent-style-name="Standard">
      <style:text-properties fo:language="fr" fo:country="FR" officeooo:rsid="00166f0a" officeooo:paragraph-rsid="00166f0a"/>
    </style:style>
    <style:style style:name="P4" style:family="paragraph" style:parent-style-name="Standard">
      <style:text-properties fo:language="fr" fo:country="FR" officeooo:rsid="00166f0a" officeooo:paragraph-rsid="00166f0a"/>
    </style:style>
    <style:style style:name="T1" style:family="text">
      <style:text-properties officeooo:rsid="0015e9e0"/>
    </style:style>
    <style:style style:name="T2" style:family="text">
      <style:text-properties officeooo:rsid="0016144e"/>
    </style:style>
    <style:style style:name="T3" style:family="text">
      <style:text-properties officeooo:rsid="00166f0a"/>
    </style:style>
    <style:style style:name="T4" style:family="text">
      <style:text-properties officeooo:rsid="001726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te rendu Microprocesseur <text:span text:style-name="T1">Partie </text:span><text:span text:style-name="T2">0</text:span></text:p>
      <text:p text:style-name="P1"/>
      <text:p text:style-name="P2">L’objectif de<text:span text:style-name="T3">s parties 1 à 4 est de créer un Processeur fonctionnel en simulation en VHDL.</text:span></text:p>
      <text:p text:style-name="P2"/>
      <text:p text:style-name="P3">Sommaire :</text:p>
      <text:p text:style-name="P3"/>
      <text:p text:style-name="P3"/>
      <text:p text:style-name="P3"/>
      <text:p text:style-name="P3"/>
      <text:p text:style-name="P3"/>
      <text:p text:style-name="P3"/>
      <text:p text:style-name="P3">Contenu du dossier :</text:p>
      <text:p text:style-name="P3"/>
      <text:p text:style-name="P3">- Documents :</text:p>
      <text:p text:style-name="P3"><text:tab/>- COMPTE_RENDU.pdf (ce document)</text:p>
      <text:p text:style-name="P3"><text:tab/>- Images des test bench <text:span text:style-name="T4">principaux </text:span>(inclus dans le compte rendu)</text:p>
      <text:p text:style-name="P3"><text:tab/>- Tableau de la partie 3 (inclus dans le compte rendu)</text:p>
      <text:p text:style-name="P3"><text:tab/>- Images des schémas utilisés (inclus dans le compte rendu)</text:p>
      <text:p text:style-name="P3"/>
      <text:p text:style-name="P3">- Code VHDL de toutes les entités ainsi que les Test Bench créés</text:p>
      <text:p text:style-name="P3"/>
      <text:p text:style-name="P3">- 3 Scripts de simulation :</text:p>
      <text:p text:style-name="P3"><text:tab/>- simu_unite_traitement.do (TEST BENCH de l’unité de traitement)</text:p>
      <text:p text:style-name="P3"><text:tab/>- simu_unite_gestion_instruction.do (TEST BENCH de l’unité de gestion des instructions)</text:p>
      <text:p text:style-name="P3"><text:tab/>- simu_processeur.do (TEST BENCH du processeur entier)</text:p>
      <text:p text:style-name="P3"/>
      <text:p text:style-name="P3"><text:tab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6T21:35:37.975000000</meta:creation-date>
    <dc:date>2023-05-06T22:10:28.957000000</dc:date>
    <meta:editing-duration>PT31M36S</meta:editing-duration>
    <meta:editing-cycles>4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15" meta:word-count="110" meta:character-count="683" meta:non-whitespace-character-count="579"/>
  </office:meta>
</office:document-meta>
</file>